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ffffcc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3cm" fo:min-width="0.58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3cm" fo:min-width="1.0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margin-left="0cm" fo:margin-right="0cm" fo:text-indent="0cm"/>
      <style:text-properties fo:font-size="12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.644cm" svg:height="2.63cm" svg:x="4.4cm" svg:y="2.37cm">
          <text:p text:style-name="P1">(a)</text:p>
          <text:p text:style-name="P1"/>
          <text:p text:style-name="P1">(b)</text:p>
          <text:p text:style-name="P1"/>
          <text:p text:style-name="P1">(c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draw:layer="layout" svg:width="1.643cm" svg:height="2.63cm" svg:x="7.359cm" svg:y="2.37cm">
          <text:p text:style-name="P1">(a)</text:p>
          <text:p text:style-name="P1"/>
          <text:p text:style-name="P1">(b)</text:p>
          <text:p text:style-name="P1"/>
          <text:p text:style-name="P1">(c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" draw:text-style-name="P2" draw:layer="layout" svg:x1="6.241cm" svg:y1="2.699cm" svg:x2="7.227cm" svg:y2="2.699cm">
          <text:p/>
        </draw:line>
        <draw:line draw:style-name="gr2" draw:text-style-name="P2" draw:layer="layout" svg:x1="6.241cm" svg:y1="3.751cm" svg:x2="7.227cm" svg:y2="3.751cm">
          <text:p/>
        </draw:line>
        <draw:line draw:style-name="gr2" draw:text-style-name="P2" draw:layer="layout" svg:x1="6.241cm" svg:y1="4.606cm" svg:x2="7.227cm" svg:y2="4.606cm">
          <text:p/>
        </draw:line>
        <draw:frame draw:style-name="gr3" draw:text-style-name="P3" draw:layer="layout" svg:width="1.369cm" svg:height="0.725cm" svg:x="4.631cm" svg:y="1.737cm">
          <draw:text-box>
            <text:p text:style-name="P3">new</text:p>
          </draw:text-box>
        </draw:frame>
        <draw:frame draw:style-name="gr4" draw:text-style-name="P3" draw:layer="layout" svg:width="1.73cm" svg:height="0.725cm" svg:x="7.27cm" svg:y="1.737cm">
          <draw:text-box>
            <text:p text:style-name="P3">pickup</text:p>
          </draw:text-box>
        </draw:frame>
        <draw:custom-shape draw:style-name="gr1" draw:text-style-name="P1" draw:layer="layout" svg:width="1.644cm" svg:height="2.63cm" svg:x="4.5cm" svg:y="6.633cm">
          <text:p text:style-name="P1">(a)</text:p>
          <text:p text:style-name="P1"/>
          <text:p text:style-name="P1">(b)</text:p>
          <text:p text:style-name="P1"/>
          <text:p text:style-name="P1">(c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draw:layer="layout" svg:width="1.643cm" svg:height="1.867cm" svg:x="7.459cm" svg:y="6.633cm">
          <text:p text:style-name="P1">(a)</text:p>
          <text:p text:style-name="P1"/>
          <text:p text:style-name="P1">(b)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line draw:style-name="gr2" draw:text-style-name="P2" draw:layer="layout" svg:x1="6.341cm" svg:y1="6.962cm" svg:x2="7.327cm" svg:y2="6.962cm">
          <text:p/>
        </draw:line>
        <draw:line draw:style-name="gr2" draw:text-style-name="P2" draw:layer="layout" svg:x1="6.341cm" svg:y1="8.014cm" svg:x2="7.327cm" svg:y2="8.014cm">
          <text:p/>
        </draw:line>
        <draw:line draw:style-name="gr2" draw:text-style-name="P2" draw:layer="layout" svg:x1="6.341cm" svg:y1="8.869cm" svg:x2="7.5cm" svg:y2="9cm">
          <text:p/>
        </draw:line>
        <draw:frame draw:style-name="gr3" draw:text-style-name="P3" draw:layer="layout" svg:width="1.369cm" svg:height="0.725cm" svg:x="4.731cm" svg:y="6cm">
          <draw:text-box>
            <text:p text:style-name="P3">new</text:p>
          </draw:text-box>
        </draw:frame>
        <draw:frame draw:style-name="gr4" draw:text-style-name="P3" draw:layer="layout" svg:width="1.73cm" svg:height="0.725cm" svg:x="7.37cm" svg:y="6cm">
          <draw:text-box>
            <text:p text:style-name="P3">pickup</text:p>
          </draw:text-box>
        </draw:frame>
        <draw:custom-shape draw:style-name="gr1" draw:text-style-name="P1" draw:layer="layout" svg:width="1.643cm" svg:height="0.867cm" svg:x="7.5cm" svg:y="8.633cm">
          <text:p text:style-name="P1">(c)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1" draw:text-style-name="P1" draw:layer="layout" svg:width="1.644cm" svg:height="2.63cm" svg:x="4.5cm" svg:y="11.133cm">
          <text:p text:style-name="P1">(a)</text:p>
          <text:p text:style-name="P1"/>
          <text:p text:style-name="P1">(b)</text:p>
          <text:p text:style-name="P1"/>
          <text:p text:style-name="P1">(c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draw:layer="layout" svg:width="1.643cm" svg:height="2.63cm" svg:x="7.459cm" svg:y="11.133cm">
          <text:p text:style-name="P1">(a)</text:p>
          <text:p text:style-name="P1"/>
          <text:p text:style-name="P1">(b)</text:p>
          <text:p text:style-name="P1"/>
          <text:p text:style-name="P1">(c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" draw:text-style-name="P2" draw:layer="layout" svg:x1="6.341cm" svg:y1="11.462cm" svg:x2="7.262cm" svg:y2="13.369cm">
          <text:p/>
        </draw:line>
        <draw:line draw:style-name="gr2" draw:text-style-name="P2" draw:layer="layout" svg:x1="6.341cm" svg:y1="12.514cm" svg:x2="7.327cm" svg:y2="12.514cm">
          <text:p/>
        </draw:line>
        <draw:line draw:style-name="gr2" draw:text-style-name="P2" draw:layer="layout" svg:x1="6.341cm" svg:y1="13.369cm" svg:x2="7.262cm" svg:y2="11.5cm">
          <text:p/>
        </draw:line>
        <draw:frame draw:style-name="gr3" draw:text-style-name="P3" draw:layer="layout" svg:width="1.369cm" svg:height="0.725cm" svg:x="4.731cm" svg:y="10.5cm">
          <draw:text-box>
            <text:p text:style-name="P3">new</text:p>
          </draw:text-box>
        </draw:frame>
        <draw:frame draw:style-name="gr4" draw:text-style-name="P3" draw:layer="layout" svg:width="1.73cm" svg:height="0.725cm" svg:x="7.37cm" svg:y="10.5cm">
          <draw:text-box>
            <text:p text:style-name="P3">pickup</text:p>
          </draw:text-box>
        </draw:frame>
        <draw:custom-shape draw:style-name="gr1" draw:text-style-name="P1" draw:layer="layout" svg:width="2.144cm" svg:height="2.63cm" svg:x="11cm" svg:y="2.633cm">
          <text:p text:style-name="P1">(a)</text:p>
          <text:p text:style-name="P1"/>
          <text:p text:style-name="P1">(b)</text:p>
          <text:p text:style-name="P1"/>
          <text:p text:style-name="P1">(c)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1" draw:text-style-name="P1" draw:layer="layout" svg:width="1.643cm" svg:height="1.867cm" svg:x="14.459cm" svg:y="2.633cm">
          <text:p text:style-name="P1">(a)</text:p>
          <text:p text:style-name="P1"/>
          <text:p text:style-name="P1">(b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" draw:text-style-name="P2" draw:layer="layout" svg:x1="13.341cm" svg:y1="2.962cm" svg:x2="14.327cm" svg:y2="2.962cm">
          <text:p/>
        </draw:line>
        <draw:line draw:style-name="gr2" draw:text-style-name="P2" draw:layer="layout" svg:x1="13.341cm" svg:y1="4.014cm" svg:x2="14.327cm" svg:y2="4.014cm">
          <text:p/>
        </draw:line>
        <draw:frame draw:style-name="gr3" draw:text-style-name="P3" draw:layer="layout" svg:width="1.369cm" svg:height="0.725cm" svg:x="11.431cm" svg:y="2cm">
          <draw:text-box>
            <text:p text:style-name="P3">new</text:p>
          </draw:text-box>
        </draw:frame>
        <draw:frame draw:style-name="gr4" draw:text-style-name="P3" draw:layer="layout" svg:width="1.73cm" svg:height="0.725cm" svg:x="14.37cm" svg:y="2cm">
          <draw:text-box>
            <text:p text:style-name="P3">pickup</text:p>
          </draw:text-box>
        </draw:frame>
        <draw:custom-shape draw:style-name="gr1" draw:text-style-name="P1" draw:layer="layout" svg:width="1.644cm" svg:height="2.63cm" svg:x="14.541cm" svg:y="7.133cm">
          <text:p text:style-name="P1">(a)</text:p>
          <text:p text:style-name="P1"/>
          <text:p text:style-name="P1">(b)</text:p>
          <text:p text:style-name="P1"/>
          <text:p text:style-name="P1">(c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draw:layer="layout" svg:width="1.643cm" svg:height="1.867cm" svg:x="11.5cm" svg:y="7.133cm">
          <text:p text:style-name="P1">(a)</text:p>
          <text:p text:style-name="P1"/>
          <text:p text:style-name="P1">(b)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frame draw:style-name="gr3" draw:text-style-name="P3" draw:layer="layout" svg:width="1.369cm" svg:height="0.725cm" svg:x="11.741cm" svg:y="6.5cm">
          <draw:text-box>
            <text:p text:style-name="P3">new</text:p>
          </draw:text-box>
        </draw:frame>
        <draw:frame draw:style-name="gr4" draw:text-style-name="P3" draw:layer="layout" svg:width="1.73cm" svg:height="0.725cm" svg:x="14.38cm" svg:y="6.5cm">
          <draw:text-box>
            <text:p text:style-name="P3">pickup</text:p>
          </draw:text-box>
        </draw:frame>
        <draw:custom-shape draw:style-name="gr1" draw:text-style-name="P1" draw:layer="layout" svg:width="1.643cm" svg:height="0.867cm" svg:x="11.541cm" svg:y="9.133cm">
          <text:p text:style-name="P1">(a)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line draw:style-name="gr2" draw:text-style-name="P2" draw:layer="layout" svg:x1="13.38cm" svg:y1="7.513cm" svg:x2="14.366cm" svg:y2="7.513cm">
          <text:p/>
        </draw:line>
        <draw:line draw:style-name="gr2" draw:text-style-name="P2" draw:layer="layout" svg:x1="13.38cm" svg:y1="8.565cm" svg:x2="14.366cm" svg:y2="8.565cm">
          <text:p/>
        </draw:line>
        <draw:line draw:style-name="gr2" draw:text-style-name="P2" draw:layer="layout" svg:x1="13.38cm" svg:y1="9.42cm" svg:x2="14.366cm" svg:y2="9.42cm">
          <text:p/>
        </draw:line>
        <draw:custom-shape draw:style-name="gr1" draw:text-style-name="P1" draw:layer="layout" svg:width="1.644cm" svg:height="2.13cm" svg:x="11.5cm" svg:y="11.37cm">
          <text:p text:style-name="P1">(a)</text:p>
          <text:p text:style-name="P1"/>
          <text:p text:style-name="P1">(b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draw:layer="layout" svg:width="1.643cm" svg:height="2.63cm" svg:x="14.459cm" svg:y="11.37cm">
          <text:p text:style-name="P1">(a)</text:p>
          <text:p text:style-name="P1"/>
          <text:p text:style-name="P1">(b)</text:p>
          <text:p text:style-name="P1"/>
          <text:p text:style-name="P1">(c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2" draw:text-style-name="P2" draw:layer="layout" svg:x1="13.341cm" svg:y1="11.699cm" svg:x2="14.327cm" svg:y2="11.699cm">
          <text:p/>
        </draw:line>
        <draw:line draw:style-name="gr2" draw:text-style-name="P2" draw:layer="layout" svg:x1="13.341cm" svg:y1="12.751cm" svg:x2="14.327cm" svg:y2="12.751cm">
          <text:p/>
        </draw:line>
        <draw:frame draw:style-name="gr3" draw:text-style-name="P3" draw:layer="layout" svg:width="1.369cm" svg:height="0.725cm" svg:x="11.731cm" svg:y="10.737cm">
          <draw:text-box>
            <text:p text:style-name="P3">new</text:p>
          </draw:text-box>
        </draw:frame>
        <draw:frame draw:style-name="gr4" draw:text-style-name="P3" draw:layer="layout" svg:width="1.73cm" svg:height="0.725cm" svg:x="14.37cm" svg:y="10.737cm">
          <draw:text-box>
            <text:p text:style-name="P3">pickup</text:p>
          </draw:text-box>
        </draw:frame>
        <draw:frame draw:style-name="gr5" draw:text-style-name="P3" draw:layer="layout" svg:width="1.907cm" svg:height="0.725cm" svg:x="14.3cm" svg:y="4.7cm">
          <draw:text-box>
            <text:p text:style-name="P3">(virtual)</text:p>
          </draw:text-box>
        </draw:frame>
        <draw:line draw:style-name="gr2" draw:text-style-name="P2" draw:layer="layout" svg:x1="13.341cm" svg:y1="4.946cm" svg:x2="14.327cm" svg:y2="4.9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8-05-07T18:57:50</meta:creation-date>
    <dc:date>2008-05-08T08:50:59</dc:date>
    <dc:language>es-ES</dc:language>
    <meta:editing-cycles>2</meta:editing-cycles>
    <meta:editing-duration>PT3M35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